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8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2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3.2.1 Use Case 12: </text:span><text:span text:style-name="T2">Se robot/simulator position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2">Stimulator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Tekniker.</text:span></text:span></text:p>
      <text:p text:style-name="P2"><text:span text:style-name="Standardskrifttype_20_i_20_afsnit"><text:span text:style-name="T9">Frekvens: </text:span></text:span><text:span text:style-name="Standardskrifttype_20_i_20_afsnit"><text:span text:style-name="T11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Tekniker.</text:span></text:span></text:p>
      <text:p text:style-name="P2"><text:span text:style-name="Standardskrifttype_20_i_20_afsnit"><text:span text:style-name="T10">Sekundære aktører: </text:span></text:span><text:span text:style-name="Standardskrifttype_20_i_20_afsnit"><text:span text:style-name="T13">Ingen?</text:span></text:span></text:p>
      <text:p text:style-name="P2"><text:span text:style-name="Standardskrifttype_20_i_20_afsnit"><text:span text:style-name="T12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7">Ingen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7">Computeren er koblet til resten af SCORBOT systemet.</text:span></text:span></text:p>
      <text:p text:style-name="P2"><text:span text:style-name="Standardskrifttype_20_i_20_afsnit"><text:span text:style-name="T7">Hermed menes, at USB-Controlleren og SCORBOTTEN er forbundet til med kabel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7">Teknikeren får vist positionen af robotten/simulatoren på brugergrænsefladen. </text:span></text:span></text:p>
      <text:p text:style-name="P2"><text:span text:style-name="Standardskrifttype_20_i_20_afsnit"><text:span text:style-name="T4">Main success scenarie:</text:span></text:span></text:p>
      <text:list xml:id="list43585817" text:style-name="LS1">
        <text:list-item text:start-value="1">
          <text:p text:style-name="P3">Teknikeren interagerer med brugergrænsefladen.</text:p>
        </text:list-item>
        <text:list-item>
          <text:p text:style-name="P3">Teknikeren vælger styring og kører robotten/simulatoren. </text:p>
        </text:list-item>
        <text:list-item>
          <text:p text:style-name="P3">Robotten bevæger sig og viser dens position i brugergrænsefladen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Der kunne ikke forbindes til robotten.</text:span></text:span></text:p>
      <text:list xml:id="list43559847" text:style-name="L1">
        <text:list-item>
          <text:list>
            <text:list-item>
              <text:p text:style-name="P5"><text:span text:style-name="Standardskrifttype_20_i_20_afsnit"><text:span text:style-name="T5">En besked om fejlen vil blive vist.</text:span></text:span></text:p>
            </text:list-item>
          </text:list>
        </text:list-item>
      </text:list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8">Ikke funktionelle krav:</text:span></text:span></text:p>
      <text:p text:style-name="P1"><text:span text:style-name="Standardskrifttype_20_i_20_afsnit"><text:span text:style-name="T14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04T23:55:46.98</dc:date>
    <meta:editing-duration>PT2H11M16S</meta:editing-duration>
    <meta:editing-cycles>17</meta:editing-cycles>
    <meta:document-statistic meta:table-count="0" meta:image-count="0" meta:object-count="0" meta:page-count="1" meta:paragraph-count="22" meta:word-count="97" meta:character-count="537" meta:non-whitespace-character-count="666"/>
  </office:meta>
</office:document-meta>
</file>